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D00000006F67A38C41A7A03BD.png" manifest:media-type="image/png"/>
  <manifest:file-entry manifest:full-path="Pictures/100014CE0000039D000002766E56FEA6FD23C4D3.svg" manifest:media-type="image/svg+xml"/>
  <manifest:file-entry manifest:full-path="Pictures/100002010000000C00000009256136FDE392492F.png" manifest:media-type="image/png"/>
  <manifest:file-entry manifest:full-path="Pictures/100002010000002A000000062F33F1B84BFCB0DF.png" manifest:media-type="image/png"/>
  <manifest:file-entry manifest:full-path="Pictures/10000BC300000143000000FB6A2C41C45F032204.svg" manifest:media-type="image/svg+xml"/>
  <manifest:file-entry manifest:full-path="Pictures/10001A7F0000044D0000009709B7028E81B476FA.svg" manifest:media-type="image/svg+xml"/>
  <manifest:file-entry manifest:full-path="Pictures/100012D6000002FF000000D8D7E701D1F414EFCA.svg" manifest:media-type="image/svg+xml"/>
  <manifest:file-entry manifest:full-path="Pictures/1000020100000023000000188F3A4681D1648CB3.png" manifest:media-type="image/png"/>
  <manifest:file-entry manifest:full-path="Pictures/1000142D0000030100000097C2A57BEC6C5DFD70.svg" manifest:media-type="image/svg+xml"/>
  <manifest:file-entry manifest:full-path="Pictures/100002010000001D00000008D3D427A9BB4E60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641ff" officeooo:paragraph-rsid="001641ff"/>
    </style:style>
    <style:style style:name="P2" style:family="paragraph" style:parent-style-name="Standard">
      <style:text-properties fo:font-weight="bold" officeooo:rsid="001641ff" officeooo:paragraph-rsid="001641ff" style:font-weight-asian="bold" style:font-weight-complex="bold"/>
    </style:style>
    <style:style style:name="P3" style:family="paragraph" style:parent-style-name="Standard">
      <style:text-properties officeooo:rsid="0017c317" officeooo:paragraph-rsid="0017c317"/>
    </style:style>
    <style:style style:name="P4" style:family="paragraph" style:parent-style-name="Standard" style:list-style-name="L1">
      <style:text-properties officeooo:paragraph-rsid="001641ff"/>
    </style:style>
    <style:style style:name="P5" style:family="paragraph" style:parent-style-name="Standard" style:list-style-name="L1">
      <style:text-properties officeooo:rsid="001641ff" officeooo:paragraph-rsid="001641ff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41ff"/>
    </style:style>
    <style:style style:name="T2" style:family="text">
      <style:text-properties officeooo:rsid="001830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e Numerik dan Teknik Komputasi</text:p>
      <text:p text:style-name="P2">Tugas 1</text:p>
      <text:p text:style-name="P1"/>
      <text:list xml:id="list39070792" text:style-name="L1">
        <text:list-item>
          <text:p text:style-name="P4"><text:span text:style-name="T1">Dapatkan deret Maclaurin dari </text:span><text:span text:style-name="T1"><draw:g text:anchor-type="as-char" svg:y="-0.238cm" draw:z-index="0" draw:style-name="gr1"><svg:title>TexMaths</svg:title><svg:desc>12§display§e^x§svg§600§FALSE§</svg:desc><draw:frame draw:style-name="gr2" draw:text-style-name="P6" svg:width="0.311cm" svg:height="0.239cm" svg:x="0cm" svg:y="0cm"><draw:image xlink:href="Pictures/10000BC300000143000000FB6A2C41C45F032204.svg" xlink:type="simple" xlink:show="embed" xlink:actuate="onLoad" loext:mime-type="image/svg+xml"><text:p/></draw:image><draw:image xlink:href="Pictures/100002010000000C00000009256136FDE392492F.png" xlink:type="simple" xlink:show="embed" xlink:actuate="onLoad" loext:mime-type="image/png"/></draw:frame></draw:g></text:span></text:p>
        </text:list-item>
        <text:list-item>
          <text:p text:style-name="P5">Dapatkan deret Maclaurin dari <draw:g text:anchor-type="as-char" svg:y="-0.208cm" draw:z-index="1" draw:style-name="gr1"><svg:title>TexMaths</svg:title><svg:desc>12§display§\tan x§svg§600§FALSE§</svg:desc><draw:frame draw:style-name="gr2" draw:text-style-name="P6" svg:width="0.738cm" svg:height="0.209cm" svg:x="0cm" svg:y="0cm"><draw:image xlink:href="Pictures/100012D6000002FF000000D8D7E701D1F414EFCA.svg" xlink:type="simple" xlink:show="embed" xlink:actuate="onLoad" loext:mime-type="image/svg+xml"><text:p/></draw:image><draw:image xlink:href="Pictures/100002010000001D00000008D3D427A9BB4E600A.png" xlink:type="simple" xlink:show="embed" xlink:actuate="onLoad" loext:mime-type="image/png"/></draw:frame></draw:g></text:p>
        </text:list-item>
        <text:list-item>
          <text:p text:style-name="P5">Dapatkan deret Taylor dari <draw:g text:anchor-type="as-char" svg:y="-0.145cm" draw:z-index="2" draw:style-name="gr1"><svg:title>TexMaths</svg:title><svg:desc>12§display§\mathrm{cosec}~x§svg§600§FALSE§</svg:desc><draw:frame draw:style-name="gr2" draw:text-style-name="P6" svg:width="1.057cm" svg:height="0.145cm" svg:x="0cm" svg:y="0cm"><draw:image xlink:href="Pictures/10001A7F0000044D0000009709B7028E81B476FA.svg" xlink:type="simple" xlink:show="embed" xlink:actuate="onLoad" loext:mime-type="image/svg+xml"><text:p/></draw:image><draw:image xlink:href="Pictures/100002010000002A000000062F33F1B84BFCB0DF.png" xlink:type="simple" xlink:show="embed" xlink:actuate="onLoad" loext:mime-type="image/png"/></draw:frame></draw:g><text:s/>di sekitar <draw:g text:anchor-type="as-char" svg:y="-0.372cm" draw:z-index="3" draw:style-name="gr1"><svg:title>TexMaths</svg:title><svg:desc>12§display§x = \frac{\pi}{3}§svg§600§FALSE§</svg:desc><draw:frame draw:style-name="gr2" draw:text-style-name="P6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  <text:list-item>
          <text:p text:style-name="P5">Dapatkan deret Taylor dari <draw:g text:anchor-type="as-char" svg:y="-0.145cm" draw:z-index="5" draw:style-name="gr1"><svg:title>TexMaths</svg:title><svg:desc>12§display§\mathrm{sec}~x§svg§600§FALSE§</svg:desc><draw:frame draw:style-name="gr2" draw:text-style-name="P6" svg:width="0.738cm" svg:height="0.145cm" svg:x="0cm" svg:y="0cm"><draw:image xlink:href="Pictures/1000142D0000030100000097C2A57BEC6C5DFD70.svg" xlink:type="simple" xlink:show="embed" xlink:actuate="onLoad" loext:mime-type="image/svg+xml"><text:p/></draw:image><draw:image xlink:href="Pictures/100002010000001D00000006F67A38C41A7A03BD.png" xlink:type="simple" xlink:show="embed" xlink:actuate="onLoad" loext:mime-type="image/png"/></draw:frame></draw:g><text:s/>di sekitar <draw:g text:anchor-type="as-char" svg:y="-0.372cm" draw:z-index="4" draw:style-name="gr1"><svg:title>TexMaths</svg:title><svg:desc>12§display§x = \frac{\pi}{3}§svg§600§FALSE§</svg:desc><draw:frame draw:style-name="gr2" draw:text-style-name="P6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  <text:p text:style-name="P1"/>
      <text:p text:style-name="P3">Tugas dikerjakan di buku dan dikumpulkan hari <text:span text:style-name="T2">Selasa</text:span>.</text:p>
      <text:p text:style-name="P3"/>
      <text:p text:style-name="P3">Terima kasi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9-10T07:31:42.219711396</meta:creation-date>
    <dc:date>2018-09-13T16:40:31.864443851</dc:date>
    <dc:creator>Mifta Nur Farid</dc:creator>
    <meta:editing-duration>PT1M39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8" meta:word-count="41" meta:character-count="254" meta:non-whitespace-character-count="219"/>
  </office:meta>
</office:document-meta>
</file>